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color="#666666" fo:font-size="10pt" style:font-size-asian="10pt" style:font-size-complex="10pt"/>
    </style:style>
    <style:style style:name="P2" style:family="paragraph">
      <loext:graphic-properties draw:fill="none" draw:fill-color="#ffffff"/>
      <style:text-properties fo:color="#666666" fo:font-size="10pt" style:font-size-asian="10pt" style:font-size-complex="10pt"/>
    </style:style>
    <style:style style:name="P3" style:family="paragraph">
      <style:text-properties fo:color="#0000ff"/>
    </style:style>
    <style:style style:name="P4" style:family="paragraph">
      <loext:graphic-properties draw:fill="none" draw:fill-color="#ffffff"/>
      <style:text-properties fo:color="#0000ff"/>
    </style:style>
    <style:style style:name="P5" style:family="paragraph">
      <style:text-properties fo:color="#ffcc00"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color="#ffcc00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color="#ffcc00" fo:font-size="10pt" style:font-size-asian="10pt" style:font-size-complex="10pt"/>
    </style:style>
    <style:style style:name="P8" style:family="paragraph">
      <loext:graphic-properties draw:fill="none" draw:fill-color="#ffffff"/>
      <style:text-properties fo:color="#ffcc00" fo:font-size="10pt" style:font-size-asian="10pt" style:font-size-complex="10pt"/>
    </style:style>
    <style:style style:name="P9" style:family="paragraph">
      <style:text-properties fo:color="#ff3333" fo:font-size="10pt" style:font-size-asian="10pt" style:font-size-complex="10pt"/>
    </style:style>
    <style:style style:name="P10" style:family="paragraph">
      <loext:graphic-properties draw:fill="none" draw:fill-color="#ffffff"/>
      <style:text-properties fo:color="#ff3333" fo:font-size="10pt" style:font-size-asian="10pt" style:font-size-complex="10pt"/>
    </style:style>
    <style:style style:name="P11" style:family="paragraph">
      <style:text-properties fo:color="#3399ff" fo:font-size="10pt" style:font-size-asian="10pt" style:font-size-complex="10pt"/>
    </style:style>
    <style:style style:name="P12" style:family="paragraph">
      <loext:graphic-properties draw:fill="none" draw:fill-color="#ffffff"/>
      <style:text-properties fo:color="#3399ff" fo:font-size="10pt" style:font-size-asian="10pt" style:font-size-complex="10pt"/>
    </style:style>
    <style:style style:name="P13" style:family="paragraph">
      <style:text-properties fo:color="#0066ff" fo:font-size="10pt" style:font-size-asian="10pt" style:font-size-complex="10pt"/>
    </style:style>
    <style:style style:name="P14" style:family="paragraph">
      <loext:graphic-properties draw:fill="none" draw:fill-color="#ffffff"/>
      <style:text-properties fo:color="#0066ff" fo:font-size="10pt" style:font-size-asian="10pt" style:font-size-complex="10pt"/>
    </style:style>
    <style:style style:name="P15" style:family="paragraph">
      <style:text-properties fo:color="#ff33ff" fo:font-size="10pt" style:font-size-asian="10pt" style:font-size-complex="10pt"/>
    </style:style>
    <style:style style:name="P16" style:family="paragraph">
      <loext:graphic-properties draw:fill="none" draw:fill-color="#ffffff"/>
      <style:text-properties fo:color="#ff33ff" fo:font-size="10pt" style:font-size-asian="10pt" style:font-size-complex="10pt"/>
    </style:style>
    <style:style style:name="P17" style:family="paragraph">
      <style:text-properties fo:color="#00cc00" fo:font-size="10pt" style:font-size-asian="10pt" style:font-size-complex="10pt"/>
    </style:style>
    <style:style style:name="P18" style:family="paragraph">
      <loext:graphic-properties draw:fill="none" draw:fill-color="#ffffff"/>
      <style:text-properties fo:color="#00cc00" fo:font-size="10pt" style:font-size-asian="10pt" style:font-size-complex="10pt"/>
    </style:style>
    <style:style style:name="P19" style:family="paragraph">
      <style:text-properties fo:color="#6666ff" fo:font-size="10pt" style:font-size-asian="10pt" style:font-size-complex="10pt"/>
    </style:style>
    <style:style style:name="P20" style:family="paragraph">
      <loext:graphic-properties draw:fill="none" draw:fill-color="#ffffff"/>
      <style:text-properties fo:color="#6666ff" fo:font-size="10pt" style:font-size-asian="10pt" style:font-size-complex="10pt"/>
    </style:style>
    <style:style style:name="P21" style:family="paragraph">
      <loext:graphic-properties draw:fill-color="#ffffff"/>
    </style:style>
    <style:style style:name="P22" style:family="paragraph">
      <loext:graphic-properties draw:fill="none" draw:fill-color="#ffffff"/>
    </style:style>
    <style:style style:name="P23" style:family="paragraph">
      <style:text-properties fo:color="#ff3333"/>
    </style:style>
    <style:style style:name="P24" style:family="paragraph">
      <loext:graphic-properties draw:fill="none" draw:fill-color="#ffffff"/>
      <style:text-properties fo:color="#ff3333"/>
    </style:style>
    <style:style style:name="T1" style:family="text">
      <style:text-properties fo:color="#666666" fo:font-size="10pt" style:font-size-asian="10pt" style:font-size-complex="10pt"/>
    </style:style>
    <style:style style:name="T2" style:family="text">
      <style:text-properties fo:color="#0000ff"/>
    </style:style>
    <style:style style:name="T3" style:family="text">
      <style:text-properties fo:color="#ffcc0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ffcc00" fo:font-size="10pt" style:font-size-asian="10pt" style:font-size-complex="10pt"/>
    </style:style>
    <style:style style:name="T5" style:family="text">
      <style:text-properties fo:color="#ff3333" fo:font-size="10pt" style:font-size-asian="10pt" style:font-size-complex="10pt"/>
    </style:style>
    <style:style style:name="T6" style:family="text">
      <style:text-properties fo:color="#3399ff" fo:font-size="10pt" style:font-size-asian="10pt" style:font-size-complex="10pt"/>
    </style:style>
    <style:style style:name="T7" style:family="text">
      <style:text-properties fo:color="#0066ff" fo:font-size="10pt" style:font-size-asian="10pt" style:font-size-complex="10pt"/>
    </style:style>
    <style:style style:name="T8" style:family="text">
      <style:text-properties fo:color="#ff33ff" fo:font-size="10pt" style:font-size-asian="10pt" style:font-size-complex="10pt"/>
    </style:style>
    <style:style style:name="T9" style:family="text">
      <style:text-properties fo:color="#00cc00" fo:font-size="10pt" style:font-size-asian="10pt" style:font-size-complex="10pt"/>
    </style:style>
    <style:style style:name="T10" style:family="text">
      <style:text-properties fo:color="#6666ff" fo:font-size="10pt" style:font-size-asian="10pt" style:font-size-complex="10pt"/>
    </style:style>
    <style:style style:name="T1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691cm" svg:height="0.645cm" svg:x="19.474cm" svg:y="1.27cm">
          <draw:text-box>
            <text:p text:style-name="P1"><text:span text:style-name="T1">Translations (languages not geometry !)</text:span></text:p>
          </draw:text-box>
        </draw:frame>
        <draw:frame draw:style-name="gr1" draw:text-style-name="P2" draw:layer="layout" svg:width="1.924cm" svg:height="0.645cm" svg:x="19.475cm" svg:y="1.796cm">
          <draw:text-box>
            <text:p text:style-name="P1"><text:span text:style-name="T1">Materials</text:span></text:p>
          </draw:text-box>
        </draw:frame>
        <draw:frame draw:style-name="gr1" draw:text-style-name="P2" draw:layer="layout" svg:width="1.48cm" svg:height="0.645cm" svg:x="19.475cm" svg:y="2.322cm">
          <draw:text-box>
            <text:p text:style-name="P1"><text:span text:style-name="T1">Prices</text:span></text:p>
          </draw:text-box>
        </draw:frame>
        <draw:frame draw:style-name="gr1" draw:text-style-name="P2" draw:layer="layout" svg:width="2.2cm" svg:height="0.645cm" svg:x="19.475cm" svg:y="2.848cm">
          <draw:text-box>
            <text:p text:style-name="P1"><text:span text:style-name="T1">Tolerances</text:span></text:p>
          </draw:text-box>
        </draw:frame>
        <draw:frame draw:style-name="gr1" draw:text-style-name="P2" draw:layer="layout" svg:width="1.886cm" svg:height="0.645cm" svg:x="19.475cm" svg:y="3.374cm">
          <draw:text-box>
            <text:p text:style-name="P1"><text:span text:style-name="T1">Coatings</text:span></text:p>
          </draw:text-box>
        </draw:frame>
        <draw:frame draw:style-name="gr1" draw:text-style-name="P2" draw:layer="layout" svg:width="2.356cm" svg:height="0.645cm" svg:x="19.475cm" svg:y="3.9cm">
          <draw:text-box>
            <text:p text:style-name="P1"><text:span text:style-name="T1">Composites</text:span></text:p>
          </draw:text-box>
        </draw:frame>
        <draw:frame draw:style-name="gr1" draw:text-style-name="P2" draw:layer="layout" svg:width="2.31cm" svg:height="0.645cm" svg:x="19.475cm" svg:y="4.426cm">
          <draw:text-box>
            <text:p text:style-name="P1"><text:span text:style-name="T1">Simulations</text:span></text:p>
          </draw:text-box>
        </draw:frame>
        <draw:frame draw:style-name="gr1" draw:text-style-name="P2" draw:layer="layout" svg:width="1.302cm" svg:height="0.645cm" svg:x="19.475cm" svg:y="4.952cm">
          <draw:text-box>
            <text:p text:style-name="P1"><text:span text:style-name="T1">Units</text:span></text:p>
          </draw:text-box>
        </draw:frame>
        <draw:frame draw:style-name="gr1" draw:text-style-name="P4" draw:layer="layout" svg:width="3.211cm" svg:height="0.962cm" svg:x="19.02cm" svg:y="0.416cm">
          <draw:text-box>
            <text:p text:style-name="P3"><text:span text:style-name="T2">Concerns</text:span></text:p>
          </draw:text-box>
        </draw:frame>
        <draw:frame draw:style-name="gr1" draw:text-style-name="P6" draw:layer="layout" svg:width="3.741cm" svg:height="0.645cm" svg:x="10.875cm" svg:y="1.27cm">
          <draw:text-box>
            <text:p text:style-name="P5"><text:span text:style-name="T3">Product specification</text:span></text:p>
          </draw:text-box>
        </draw:frame>
        <draw:frame draw:style-name="gr1" draw:text-style-name="P8" draw:layer="layout" svg:width="2.585cm" svg:height="0.645cm" svg:x="10.875cm" svg:y="1.771cm">
          <draw:text-box>
            <text:p text:style-name="P7"><text:span text:style-name="T4">Configuration</text:span></text:p>
          </draw:text-box>
        </draw:frame>
        <draw:frame draw:style-name="gr1" draw:text-style-name="P10" draw:layer="layout" svg:width="3.571cm" svg:height="0.645cm" svg:x="10.875cm" svg:y="2.271cm">
          <draw:text-box>
            <text:p text:style-name="P9"><text:span text:style-name="T5">Document structure</text:span></text:p>
          </draw:text-box>
        </draw:frame>
        <draw:frame draw:style-name="gr1" draw:text-style-name="P8" draw:layer="layout" svg:width="1.996cm" svg:height="0.645cm" svg:x="10.875cm" svg:y="2.772cm">
          <draw:text-box>
            <text:p text:style-name="P7"><text:span text:style-name="T4">Effectivity</text:span></text:p>
          </draw:text-box>
        </draw:frame>
        <draw:frame draw:style-name="gr1" draw:text-style-name="P12" draw:layer="layout" svg:width="2.568cm" svg:height="0.645cm" svg:x="10.875cm" svg:y="3.273cm">
          <draw:text-box>
            <text:p text:style-name="P11"><text:span text:style-name="T6">Delta change</text:span></text:p>
          </draw:text-box>
        </draw:frame>
        <draw:frame draw:style-name="gr1" draw:text-style-name="P14" draw:layer="layout" svg:width="3.279cm" svg:height="0.645cm" svg:x="10.875cm" svg:y="3.773cm">
          <draw:text-box>
            <text:p text:style-name="P13"><text:span text:style-name="T7">Physical structure</text:span></text:p>
          </draw:text-box>
        </draw:frame>
        <draw:frame draw:style-name="gr1" draw:text-style-name="P2" draw:layer="layout" svg:width="5.413cm" svg:height="0.645cm" svg:x="10.875cm" svg:y="4.274cm">
          <draw:text-box>
            <text:p text:style-name="P1"><text:span text:style-name="T1">Part, version, view identification</text:span></text:p>
          </draw:text-box>
        </draw:frame>
        <draw:frame draw:style-name="gr1" draw:text-style-name="P2" draw:layer="layout" svg:width="3.177cm" svg:height="0.645cm" svg:x="10.875cm" svg:y="4.774cm">
          <draw:text-box>
            <text:p text:style-name="P1"><text:span text:style-name="T1">Geometric shape</text:span></text:p>
          </draw:text-box>
        </draw:frame>
        <draw:frame draw:style-name="gr1" draw:text-style-name="P4" draw:layer="layout" svg:width="3cm" svg:height="0.962cm" svg:x="10.421cm" svg:y="0.416cm">
          <draw:text-box>
            <text:p text:style-name="P3"><text:span text:style-name="T2">Domains</text:span></text:p>
          </draw:text-box>
        </draw:frame>
        <draw:frame draw:style-name="gr1" draw:text-style-name="P2" draw:layer="layout" svg:width="2.847cm" svg:height="0.645cm" svg:x="10.875cm" svg:y="5.275cm">
          <draw:text-box>
            <text:p text:style-name="P1"><text:span text:style-name="T1">Transformation</text:span></text:p>
          </draw:text-box>
        </draw:frame>
        <draw:frame draw:style-name="gr1" draw:text-style-name="P16" draw:layer="layout" svg:width="5.751cm" svg:height="0.645cm" svg:x="10.875cm" svg:y="5.776cm">
          <draw:text-box>
            <text:p text:style-name="P15"><text:span text:style-name="T8">Person, organization and address</text:span></text:p>
          </draw:text-box>
        </draw:frame>
        <draw:frame draw:style-name="gr1" draw:text-style-name="P16" draw:layer="layout" svg:width="2.682cm" svg:height="0.645cm" svg:x="10.875cm" svg:y="6.276cm">
          <draw:text-box>
            <text:p text:style-name="P15"><text:span text:style-name="T8">Date and time</text:span></text:p>
          </draw:text-box>
        </draw:frame>
        <draw:frame draw:style-name="gr1" draw:text-style-name="P18" draw:layer="layout" svg:width="5.167cm" svg:height="0.645cm" svg:x="10.875cm" svg:y="6.777cm">
          <draw:text-box>
            <text:p text:style-name="P17"><text:span text:style-name="T9">Approval, contract and project</text:span></text:p>
          </draw:text-box>
        </draw:frame>
        <draw:frame draw:style-name="gr1" draw:text-style-name="P18" draw:layer="layout" svg:width="1.615cm" svg:height="0.645cm" svg:x="10.875cm" svg:y="7.278cm">
          <draw:text-box>
            <text:p text:style-name="P17"><text:span text:style-name="T9">Activity</text:span></text:p>
          </draw:text-box>
        </draw:frame>
        <draw:frame draw:style-name="gr1" draw:text-style-name="P16" draw:layer="layout" svg:width="2.509cm" svg:height="0.645cm" svg:x="10.875cm" svg:y="8.279cm">
          <draw:text-box>
            <text:p text:style-name="P15"><text:span text:style-name="T8">Requirement</text:span></text:p>
          </draw:text-box>
        </draw:frame>
        <draw:frame draw:style-name="gr1" draw:text-style-name="P18" draw:layer="layout" svg:width="1.831cm" svg:height="0.645cm" svg:x="10.875cm" svg:y="8.78cm">
          <draw:text-box>
            <text:p text:style-name="P17"><text:span text:style-name="T9">Property</text:span></text:p>
          </draw:text-box>
        </draw:frame>
        <draw:frame draw:style-name="gr1" draw:text-style-name="P14" draw:layer="layout" svg:width="2.259cm" svg:height="0.645cm" svg:x="10.875cm" svg:y="9.28cm">
          <draw:text-box>
            <text:p text:style-name="P13"><text:span text:style-name="T7">Breakdown</text:span></text:p>
          </draw:text-box>
        </draw:frame>
        <draw:frame draw:style-name="gr1" draw:text-style-name="P18" draw:layer="layout" svg:width="3.457cm" svg:height="0.645cm" svg:x="10.875cm" svg:y="7.778cm">
          <draw:text-box>
            <text:p text:style-name="P17"><text:span text:style-name="T9">Work management</text:span></text:p>
          </draw:text-box>
        </draw:frame>
        <draw:frame draw:style-name="gr1" draw:text-style-name="P2" draw:layer="layout" svg:width="2.466cm" svg:height="0.645cm" svg:x="10.875cm" svg:y="9.781cm">
          <draw:text-box>
            <text:p text:style-name="P1"><text:span text:style-name="T1">Identification</text:span></text:p>
          </draw:text-box>
        </draw:frame>
        <draw:frame draw:style-name="gr1" draw:text-style-name="P14" draw:layer="layout" svg:width="3.914cm" svg:height="0.645cm" svg:x="10.875cm" svg:y="10.282cm">
          <draw:text-box>
            <text:p text:style-name="P13"><text:span text:style-name="T7">Name and description</text:span></text:p>
          </draw:text-box>
        </draw:frame>
        <draw:frame draw:style-name="gr1" draw:text-style-name="P14" draw:layer="layout" svg:width="2.619cm" svg:height="0.645cm" svg:x="10.875cm" svg:y="10.782cm">
          <draw:text-box>
            <text:p text:style-name="P13"><text:span text:style-name="T7">Multi linguism</text:span></text:p>
          </draw:text-box>
        </draw:frame>
        <draw:frame draw:style-name="gr1" draw:text-style-name="P18" draw:layer="layout" svg:width="1.747cm" svg:height="0.645cm" svg:x="10.875cm" svg:y="11.283cm">
          <draw:text-box>
            <text:p text:style-name="P17"><text:span text:style-name="T9">Material</text:span></text:p>
          </draw:text-box>
        </draw:frame>
        <draw:frame draw:style-name="gr1" draw:text-style-name="P6" draw:layer="layout" svg:width="2.568cm" svg:height="0.645cm" svg:x="10.875cm" svg:y="11.783cm">
          <draw:text-box>
            <text:p text:style-name="P5"><text:span text:style-name="T3">Classification</text:span></text:p>
          </draw:text-box>
        </draw:frame>
        <draw:frame draw:style-name="gr1" draw:text-style-name="P16" draw:layer="layout" svg:width="3.034cm" svg:height="0.645cm" svg:x="10.875cm" svg:y="12.284cm">
          <draw:text-box>
            <text:p text:style-name="P15"><text:span text:style-name="T8">Information right</text:span></text:p>
          </draw:text-box>
        </draw:frame>
        <draw:frame draw:style-name="gr1" draw:text-style-name="P2" draw:layer="layout" svg:width="2.534cm" svg:height="0.645cm" svg:x="10.875cm" svg:y="12.785cm">
          <draw:text-box>
            <text:p text:style-name="P1"><text:span text:style-name="T1">Process plan</text:span></text:p>
          </draw:text-box>
        </draw:frame>
        <draw:frame draw:style-name="gr1" draw:text-style-name="P16" draw:layer="layout" svg:width="2.868cm" svg:height="0.645cm" svg:x="10.875cm" svg:y="13.285cm">
          <draw:text-box>
            <text:p text:style-name="P15"><text:span text:style-name="T8">Part occurence</text:span></text:p>
          </draw:text-box>
        </draw:frame>
        <draw:frame draw:style-name="gr1" draw:text-style-name="P16" draw:layer="layout" svg:width="3.495cm" svg:height="0.645cm" svg:x="10.875cm" svg:y="13.786cm">
          <draw:text-box>
            <text:p text:style-name="P15"><text:span text:style-name="T8">Assembly structure</text:span></text:p>
          </draw:text-box>
        </draw:frame>
        <draw:frame draw:style-name="gr1" draw:text-style-name="P2" draw:layer="layout" svg:width="3.194cm" svg:height="0.645cm" svg:x="19.475cm" svg:y="5.478cm">
          <draw:text-box>
            <text:p text:style-name="P1"><text:span text:style-name="T1">Suppy / suppliers</text:span></text:p>
          </draw:text-box>
        </draw:frame>
        <draw:frame draw:style-name="gr1" draw:text-style-name="P2" draw:layer="layout" svg:width="1.607cm" svg:height="0.645cm" svg:x="19.475cm" svg:y="6.004cm">
          <draw:text-box>
            <text:p text:style-name="P1"><text:span text:style-name="T1">Tooling</text:span></text:p>
          </draw:text-box>
        </draw:frame>
        <draw:frame draw:style-name="gr1" draw:text-style-name="P2" draw:layer="layout" svg:width="8.478cm" svg:height="0.645cm" svg:x="19.476cm" svg:y="6.53cm">
          <draw:text-box>
            <text:p text:style-name="P1"><text:span text:style-name="T1">3D exact vs 3D tesselated vs 3D history/parametric</text:span></text:p>
          </draw:text-box>
        </draw:frame>
        <draw:frame draw:style-name="gr1" draw:text-style-name="P2" draw:layer="layout" svg:width="5.209cm" svg:height="0.645cm" svg:x="19.476cm" svg:y="7.056cm">
          <draw:text-box>
            <text:p text:style-name="P1"><text:span text:style-name="T1">Production checks / metrology</text:span></text:p>
          </draw:text-box>
        </draw:frame>
        <draw:frame draw:style-name="gr1" draw:text-style-name="P2" draw:layer="layout" svg:width="1.81cm" svg:height="0.645cm" svg:x="1.175cm" svg:y="1.27cm">
          <draw:text-box>
            <text:p text:style-name="P1"><text:span text:style-name="T1">Concept</text:span></text:p>
          </draw:text-box>
        </draw:frame>
        <draw:frame draw:style-name="gr1" draw:text-style-name="P2" draw:layer="layout" svg:width="2.132cm" svg:height="0.645cm" svg:x="1.176cm" svg:y="1.785cm">
          <draw:text-box>
            <text:p text:style-name="P1"><text:span text:style-name="T1">Simulation</text:span></text:p>
          </draw:text-box>
        </draw:frame>
        <draw:frame draw:style-name="gr1" draw:text-style-name="P2" draw:layer="layout" svg:width="1.958cm" svg:height="0.645cm" svg:x="1.176cm" svg:y="2.301cm">
          <draw:text-box>
            <text:p text:style-name="P1"><text:span text:style-name="T1">Definition</text:span></text:p>
          </draw:text-box>
        </draw:frame>
        <draw:frame draw:style-name="gr1" draw:text-style-name="P2" draw:layer="layout" svg:width="2.725cm" svg:height="0.645cm" svg:x="1.176cm" svg:y="2.816cm">
          <draw:text-box>
            <text:p text:style-name="P1"><text:span text:style-name="T1">Manufacturing</text:span></text:p>
          </draw:text-box>
        </draw:frame>
        <draw:frame draw:style-name="gr1" draw:text-style-name="P2" draw:layer="layout" svg:width="1.73cm" svg:height="0.645cm" svg:x="1.176cm" svg:y="3.331cm">
          <draw:text-box>
            <text:p text:style-name="P1"><text:span text:style-name="T1">Support</text:span></text:p>
          </draw:text-box>
        </draw:frame>
        <draw:frame draw:style-name="gr1" draw:text-style-name="P4" draw:layer="layout" svg:width="7.055cm" svg:height="0.962cm" svg:x="0.721cm" svg:y="0.416cm">
          <draw:text-box>
            <text:p text:style-name="P3"><text:span text:style-name="T2">Process and use cases</text:span></text:p>
          </draw:text-box>
        </draw:frame>
        <draw:frame draw:style-name="gr1" draw:text-style-name="P2" draw:layer="layout" svg:width="4.515cm" svg:height="0.645cm" svg:x="19.477cm" svg:y="7.582cm">
          <draw:text-box>
            <text:p text:style-name="P1"><text:span text:style-name="T1">Manufacturing / CAM files</text:span></text:p>
          </draw:text-box>
        </draw:frame>
        <draw:frame draw:style-name="gr1" draw:text-style-name="P20" draw:layer="layout" svg:width="10.734cm" svg:height="0.645cm" svg:x="16.568cm" svg:y="19.804cm">
          <draw:text-box>
            <text:p text:style-name="P19"><text:span text:style-name="T10">https://www.cax-if.org/documents/AP242/AP242_mim_lf_1.36.htm</text:span></text:p>
          </draw:text-box>
        </draw:frame>
        <draw:frame draw:style-name="gr1" draw:text-style-name="P2" draw:layer="layout" svg:width="3.55cm" svg:height="0.645cm" svg:x="19.478cm" svg:y="8.108cm">
          <draw:text-box>
            <text:p text:style-name="P1"><text:span text:style-name="T1">External references</text:span></text:p>
          </draw:text-box>
        </draw:frame>
        <draw:frame draw:style-name="gr1" draw:text-style-name="P2" draw:layer="layout" svg:width="2.648cm" svg:height="0.645cm" svg:x="19.479cm" svg:y="8.634cm">
          <draw:text-box>
            <text:p text:style-name="P1"><text:span text:style-name="T1">Parts libraries</text:span></text:p>
          </draw:text-box>
        </draw:frame>
        <draw:frame draw:style-name="gr1" draw:text-style-name="P2" draw:layer="layout" svg:width="2.335cm" svg:height="0.645cm" svg:x="19.479cm" svg:y="9.16cm">
          <draw:text-box>
            <text:p text:style-name="P1"><text:span text:style-name="T1">Dimensions</text:span></text:p>
          </draw:text-box>
        </draw:frame>
        <draw:frame draw:style-name="gr1" draw:text-style-name="P2" draw:layer="layout" svg:width="2.352cm" svg:height="0.645cm" svg:x="19.479cm" svg:y="9.686cm">
          <draw:text-box>
            <text:p text:style-name="P1"><text:span text:style-name="T1">Annotations</text:span></text:p>
          </draw:text-box>
        </draw:frame>
        <draw:frame draw:style-name="gr1" draw:text-style-name="P2" draw:layer="layout" svg:width="3.427cm" svg:height="0.645cm" svg:x="19.479cm" svg:y="10.212cm">
          <draw:text-box>
            <text:p text:style-name="P1"><text:span text:style-name="T1">Kinematics / Joints</text:span></text:p>
          </draw:text-box>
        </draw:frame>
        <draw:frame draw:style-name="gr1" draw:text-style-name="P2" draw:layer="layout" svg:width="1.793cm" svg:height="0.645cm" svg:x="19.48cm" svg:y="10.738cm">
          <draw:text-box>
            <text:p text:style-name="P1"><text:span text:style-name="T1">Anchors</text:span></text:p>
          </draw:text-box>
        </draw:frame>
        <draw:frame draw:style-name="gr1" draw:text-style-name="P2" draw:layer="layout" svg:width="3.804cm" svg:height="0.645cm" svg:x="19.481cm" svg:y="11.264cm">
          <draw:text-box>
            <text:p text:style-name="P1"><text:span text:style-name="T1">Electrics / electronics</text:span></text:p>
          </draw:text-box>
        </draw:frame>
        <draw:frame draw:style-name="gr1" draw:text-style-name="P2" draw:layer="layout" svg:width="1.48cm" svg:height="0.645cm" svg:x="19.481cm" svg:y="11.79cm">
          <draw:text-box>
            <text:p text:style-name="P1"><text:span text:style-name="T1">BO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2" draw:layer="layout" svg:width="7.58cm" svg:height="0.962cm" svg:x="3.048cm" svg:y="4.286cm">
          <draw:text-box>
            <text:p>Text only → versionnable</text:p>
          </draw:text-box>
        </draw:frame>
        <draw:frame draw:style-name="gr1" draw:text-style-name="P22" draw:layer="layout" svg:width="22.486cm" svg:height="0.962cm" svg:x="3.048cm" svg:y="5.408cm">
          <draw:text-box>
            <text:p>20% of a complex model (e.g. AP242) should cover 80% of the needs (Pareto)</text:p>
          </draw:text-box>
        </draw:frame>
        <draw:frame draw:style-name="gr1" draw:text-style-name="P22" draw:layer="layout" svg:width="17.016cm" svg:height="0.962cm" svg:x="3.048cm" svg:y="6.531cm">
          <draw:text-box>
            <text:p>Topology and geometry handled by scripts and neutral files</text:p>
          </draw:text-box>
        </draw:frame>
        <draw:frame draw:style-name="gr1" draw:text-style-name="P22" draw:layer="layout" svg:width="24.116cm" svg:height="1.673cm" svg:x="3.048cm" svg:y="7.653cm">
          <draw:text-box>
            <text:p>The single location of truth is the data model and its content, scripts and Uis only act<text:line-break/>on the model and its content</text:p>
          </draw:text-box>
        </draw:frame>
        <draw:frame draw:style-name="gr1" draw:text-style-name="P22" draw:layer="layout" svg:width="20.979cm" svg:height="1.673cm" svg:x="3.048cm" svg:y="9.486cm">
          <draw:text-box>
            <text:p>Some parts of the data model are specific to a project, others are generic<text:line-break/>(e.g. languages, units, materials ...)</text:p>
          </draw:text-box>
        </draw:frame>
        <draw:frame draw:style-name="gr1" draw:text-style-name="P24" draw:layer="layout" svg:width="23.184cm" svg:height="0.962cm" svg:x="3.048cm" svg:y="1.486cm">
          <draw:text-box>
            <text:p text:style-name="P23"><text:span text:style-name="T11">Constructing an information system around a product is a data modeling probl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15:22:07.091353826</meta:creation-date>
    <dc:date>2018-07-11T16:47:02.133978401</dc:date>
    <meta:editing-duration>PT52M54S</meta:editing-duration>
    <meta:editing-cycles>20</meta:editing-cycles>
    <meta:generator>LibreOffice/5.1.6.2$Linux_X86_64 LibreOffice_project/10m0$Build-2</meta:generator>
    <meta:document-statistic meta:object-count="87"/>
  </office:meta>
</office:document-meta>
</file>